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color="#16335D" fo:font-size="18pt" style:font-size-asian="18pt" style:font-size-complex="18pt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 fo:line-height="115%"/>
      <style:text-properties style:font-name="Liberation Sans" fo:font-weight="bold" style:font-weight-asian="bold" style:font-weight-complex="bold" fo:color="#16335D" fo:font-size="18pt" style:font-size-asian="18pt" style:font-size-complex="18pt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center" fo:line-height="115%"/>
      <style:text-properties style:font-name="Liberation Sans" fo:font-weight="bold" style:font-weight-asian="bold" style:font-weight-complex="bold" fo:color="#16335D" fo:font-size="18pt" style:font-size-asian="18pt" style:font-size-complex="18pt" style:text-underline-type="single" style:text-underline-style="solid" style:text-underline-width="auto" style:text-underline-mode="continuous"/>
    </style:style>
    <style:style style:name="P29" style:parent-style-name="Standard" style:family="paragraph">
      <style:paragraph-properties fo:line-height="115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line-height="115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32" style:parent-style-name="Standard" style:family="paragraph">
      <style:paragraph-properties fo:line-height="150%"/>
      <style:text-properties style:font-name="Liberation Sans"/>
    </style:style>
    <style:style style:name="P33" style:parent-style-name="Standard" style:family="paragraph">
      <style:paragraph-properties fo:line-height="150%"/>
      <style:text-properties style:font-name="Liberation Sans"/>
    </style:style>
    <style:style style:name="P34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35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paragraph-properties fo:line-height="150%"/>
      <style:text-properties style:font-name="Liberation Sans"/>
    </style:style>
    <style:style style:name="P37" style:parent-style-name="Standard" style:list-style-name="LFO1" style:family="paragraph">
      <style:paragraph-properties fo:line-height="150%"/>
    </style:style>
    <style:style style:name="T38" style:parent-style-name="Absatz-Standardschriftart" style:family="text">
      <style:text-properties style:font-name="Liberation Sans"/>
    </style:style>
    <style:style style:name="P39" style:parent-style-name="Standard" style:list-style-name="LFO1" style:family="paragraph">
      <style:paragraph-properties fo:line-height="150%"/>
    </style:style>
    <style:style style:name="T40" style:parent-style-name="Absatz-Standardschriftart" style:family="text">
      <style:text-properties style:font-name="Liberation Sans"/>
    </style:style>
    <style:style style:name="T41" style:parent-style-name="Absatz-Standardschriftart" style:family="text">
      <style:text-properties fo:font-size="10.5pt" style:font-size-asian="10.5pt"/>
    </style:style>
    <style:style style:name="P42" style:parent-style-name="Standard" style:list-style-name="LFO1" style:family="paragraph">
      <style:paragraph-properties fo:line-height="150%"/>
    </style:style>
    <style:style style:name="T43" style:parent-style-name="Absatz-Standardschriftart" style:family="text">
      <style:text-properties style:font-name="Liberation Sans"/>
    </style:style>
    <style:style style:name="P44" style:parent-style-name="Standard" style:list-style-name="LFO1" style:family="paragraph">
      <style:paragraph-properties fo:line-height="150%"/>
      <style:text-properties style:font-name="Liberation Sans"/>
    </style:style>
    <style:style style:name="P45" style:parent-style-name="Standard" style:list-style-name="LFO1" style:family="paragraph">
      <style:paragraph-properties fo:line-height="150%"/>
    </style:style>
    <style:style style:name="T46" style:parent-style-name="Absatz-Standardschriftart" style:family="text">
      <style:text-properties style:font-name="Liberation Sans"/>
    </style:style>
    <style:style style:name="T47" style:parent-style-name="Absatz-Standardschriftart" style:family="text">
      <style:text-properties fo:font-size="10.5pt" style:font-size-asian="10.5pt"/>
    </style:style>
    <style:style style:name="T48" style:parent-style-name="Absatz-Standardschriftart" style:family="text">
      <style:text-properties style:font-name="Liberation Sans"/>
    </style:style>
    <style:style style:name="P49" style:parent-style-name="Standard" style:list-style-name="LFO1" style:family="paragraph">
      <style:paragraph-properties fo:line-height="150%"/>
      <style:text-properties style:font-name="Liberation Sans"/>
    </style:style>
    <style:style style:name="P50" style:parent-style-name="Standard" style:list-style-name="LFO1" style:family="paragraph">
      <style:paragraph-properties fo:line-height="150%"/>
      <style:text-properties style:font-name="Liberation Sans"/>
    </style:style>
    <style:style style:name="P51" style:parent-style-name="Standard" style:family="paragraph">
      <style:paragraph-properties fo:line-height="150%"/>
      <style:text-properties style:font-name="Liberation Sans"/>
    </style:style>
    <style:style style:name="P52" style:parent-style-name="Standard" style:family="paragraph">
      <style:paragraph-properties fo:line-height="150%"/>
      <style:text-properties style:font-name="Liberation Sans"/>
    </style:style>
    <style:style style:name="P53" style:parent-style-name="Standard" style:family="paragraph">
      <style:paragraph-properties fo:line-height="150%"/>
      <style:text-properties style:font-name="Liberation Sans"/>
    </style:style>
    <style:style style:name="P54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line-height="150%"/>
      <style:text-properties style:font-name="Liberation Sans"/>
    </style:style>
    <style:style style:name="P56" style:parent-style-name="Standard" style:family="paragraph">
      <style:paragraph-properties fo:line-height="150%"/>
      <style:text-properties style:font-name="Liberation Sans"/>
    </style:style>
    <style:style style:name="P57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58" style:parent-style-name="Standard" style:family="paragraph">
      <style:paragraph-properties fo:line-height="150%"/>
    </style:style>
    <style:style style:name="T59" style:parent-style-name="Absatz-Standardschriftart" style:family="tex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T60" style:parent-style-name="Absatz-Standardschriftart" style:family="text">
      <style:text-properties fo:font-size="10.5pt" style:font-size-asian="10.5pt"/>
    </style:style>
    <style:style style:name="T61" style:parent-style-name="Absatz-Standardschriftart" style:family="text"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62" style:parent-style-name="Standard" style:family="paragraph">
      <style:paragraph-properties fo:line-height="150%"/>
      <style:text-properties style:font-name="Liberation Sans"/>
    </style:style>
    <style:style style:name="P63" style:parent-style-name="Standard" style:list-style-name="LFO2" style:family="paragraph">
      <style:paragraph-properties fo:line-height="150%"/>
    </style:style>
    <style:style style:name="T64" style:parent-style-name="Absatz-Standardschriftart" style:family="text">
      <style:text-properties style:font-name="Liberation Sans"/>
    </style:style>
    <style:style style:name="T65" style:parent-style-name="Absatz-Standardschriftart" style:family="text">
      <style:text-properties style:font-name="Liberation Sans"/>
    </style:style>
    <style:style style:name="T66" style:parent-style-name="Absatz-Standardschriftart" style:family="text">
      <style:text-properties fo:font-size="10.5pt" style:font-size-asian="10.5pt"/>
    </style:style>
    <style:style style:name="T67" style:parent-style-name="Absatz-Standardschriftart" style:family="text">
      <style:text-properties style:font-name="Liberation Sans"/>
    </style:style>
    <style:style style:name="T68" style:parent-style-name="Absatz-Standardschriftart" style:family="text">
      <style:text-properties style:font-name="Liberation Sans"/>
    </style:style>
    <style:style style:name="P69" style:parent-style-name="Standard" style:list-style-name="LFO2" style:family="paragraph">
      <style:paragraph-properties fo:line-height="150%"/>
      <style:text-properties style:font-name="Liberation Sans"/>
    </style:style>
    <style:style style:name="P70" style:parent-style-name="Standard" style:list-style-name="LFO2" style:family="paragraph">
      <style:paragraph-properties fo:line-height="150%"/>
      <style:text-properties style:font-name="Liberation Sans"/>
    </style:style>
    <style:style style:name="P71" style:parent-style-name="Standard" style:family="paragraph">
      <style:paragraph-properties fo:line-height="150%"/>
      <style:text-properties style:font-name="Liberation Sans"/>
    </style:style>
    <style:style style:name="P72" style:parent-style-name="Standard" style:family="paragraph">
      <style:paragraph-properties fo:line-height="150%"/>
      <style:text-properties style:font-name="Liberation Sans"/>
    </style:style>
    <style:style style:name="P73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74" style:parent-style-name="Standard" style:family="paragraph">
      <style:paragraph-properties fo:line-height="150%"/>
      <style:text-properties style:font-name="Liberation Sans"/>
    </style:style>
    <style:style style:name="P75" style:parent-style-name="Standard" style:family="paragraph">
      <style:paragraph-properties fo:line-height="150%"/>
      <style:text-properties style:font-name="Liberation Sans"/>
    </style:style>
    <style:style style:name="P76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7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79" style:parent-style-name="Standard" style:list-style-name="LFO3" style:family="paragraph">
      <style:paragraph-properties fo:line-height="150%"/>
      <style:text-properties style:font-name="Liberation Sans"/>
    </style:style>
    <style:style style:name="P80" style:parent-style-name="Standard" style:list-style-name="LFO3" style:family="paragraph">
      <style:paragraph-properties fo:line-height="150%"/>
    </style:style>
    <style:style style:name="T81" style:parent-style-name="Absatz-Standardschriftart" style:family="text">
      <style:text-properties style:font-name="Liberation Sans"/>
    </style:style>
    <style:style style:name="T82" style:parent-style-name="Absatz-Standardschriftart" style:family="text">
      <style:text-properties style:font-name="Liberation Sans"/>
    </style:style>
    <style:style style:name="T83" style:parent-style-name="Absatz-Standardschriftart" style:family="text">
      <style:text-properties fo:font-size="10.5pt" style:font-size-asian="10.5pt"/>
    </style:style>
    <style:style style:name="T84" style:parent-style-name="Absatz-Standardschriftart" style:family="text">
      <style:text-properties style:font-name="Liberation Sans"/>
    </style:style>
    <style:style style:name="P85" style:parent-style-name="Standard" style:list-style-name="LFO3" style:family="paragraph">
      <style:paragraph-properties fo:line-height="150%"/>
    </style:style>
    <style:style style:name="T86" style:parent-style-name="Absatz-Standardschriftart" style:family="text">
      <style:text-properties style:font-name="Liberation Sans"/>
    </style:style>
    <style:style style:name="T87" style:parent-style-name="Absatz-Standardschriftart" style:family="text">
      <style:text-properties style:font-name="Liberation Sans"/>
    </style:style>
    <style:style style:name="T88" style:parent-style-name="Absatz-Standardschriftart" style:family="text">
      <style:text-properties fo:font-size="10.5pt" style:font-size-asian="10.5pt"/>
    </style:style>
    <style:style style:name="T89" style:parent-style-name="Absatz-Standardschriftart" style:family="text">
      <style:text-properties style:font-name="Liberation Sans"/>
    </style:style>
    <style:style style:name="T90" style:parent-style-name="Absatz-Standardschriftart" style:family="text">
      <style:text-properties style:font-name="Liberation Sans"/>
    </style:style>
    <style:style style:name="P91" style:parent-style-name="Standard" style:family="paragraph">
      <style:paragraph-properties fo:line-height="150%"/>
      <style:text-properties style:font-name="Liberation Sans"/>
    </style:style>
    <style:style style:name="P92" style:parent-style-name="Standard" style:family="paragraph">
      <style:paragraph-properties fo:line-height="150%"/>
      <style:text-properties style:font-name="Liberation Sans"/>
    </style:style>
    <style:style style:name="P93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line-height="150%"/>
      <style:text-properties style:font-name="Liberation Sans"/>
    </style:style>
    <style:style style:name="P95" style:parent-style-name="Standard" style:family="paragraph">
      <style:paragraph-properties fo:line-height="150%"/>
      <style:text-properties style:font-name="Liberation Sans"/>
    </style:style>
    <style:style style:name="P96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97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98" style:parent-style-name="Standard" style:family="paragraph">
      <style:paragraph-properties fo:line-height="150%"/>
      <style:text-properties style:font-name="Liberation Sans"/>
    </style:style>
    <style:style style:name="P99" style:parent-style-name="Standard" style:list-style-name="LFO4" style:family="paragraph">
      <style:paragraph-properties fo:line-height="150%"/>
      <style:text-properties style:font-name="Liberation Sans"/>
    </style:style>
    <style:style style:name="P100" style:parent-style-name="Standard" style:list-style-name="LFO4" style:family="paragraph">
      <style:paragraph-properties fo:line-height="150%"/>
      <style:text-properties style:font-name="Liberation Sans"/>
    </style:style>
    <style:style style:name="P101" style:parent-style-name="Standard" style:family="paragraph">
      <style:paragraph-properties fo:line-height="150%"/>
      <style:text-properties style:font-name="Liberation Sans"/>
    </style:style>
    <style:style style:name="P102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103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line-height="150%"/>
      <style:text-properties style:font-name="Liberation Sans"/>
    </style:style>
    <style:style style:name="P105" style:parent-style-name="Standard" style:family="paragraph">
      <style:paragraph-properties fo:line-height="150%"/>
      <style:text-properties style:font-name="Liberation Sans"/>
    </style:style>
    <style:style style:name="P106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07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08" style:parent-style-name="Standard" style:family="paragraph">
      <style:paragraph-properties fo:line-height="150%"/>
      <style:text-properties style:font-name="Liberation Sans"/>
    </style:style>
    <style:style style:name="P109" style:parent-style-name="Standard" style:list-style-name="LFO5" style:family="paragraph">
      <style:paragraph-properties fo:line-height="150%"/>
    </style:style>
    <style:style style:name="T110" style:parent-style-name="Absatz-Standardschriftart" style:family="text">
      <style:text-properties style:font-name="Liberation Sans"/>
    </style:style>
    <style:style style:name="T111" style:parent-style-name="Absatz-Standardschriftart" style:family="text">
      <style:text-properties style:font-name="Liberation Sans"/>
    </style:style>
    <style:style style:name="T112" style:parent-style-name="Absatz-Standardschriftart" style:family="text">
      <style:text-properties fo:font-size="10.5pt" style:font-size-asian="10.5pt"/>
    </style:style>
    <style:style style:name="T113" style:parent-style-name="Absatz-Standardschriftart" style:family="text">
      <style:text-properties style:font-name="Liberation Sans"/>
    </style:style>
    <style:style style:name="T114" style:parent-style-name="Absatz-Standardschriftart" style:family="text">
      <style:text-properties style:font-name="Liberation Sans"/>
    </style:style>
    <style:style style:name="P115" style:parent-style-name="Standard" style:list-style-name="LFO5" style:family="paragraph">
      <style:paragraph-properties fo:line-height="150%"/>
      <style:text-properties style:font-name="Liberation Sans"/>
    </style:style>
    <style:style style:name="P116" style:parent-style-name="Standard" style:list-style-name="LFO6" style:family="paragraph">
      <style:paragraph-properties fo:line-height="150%"/>
      <style:text-properties style:font-name="Liberation Sans"/>
    </style:style>
    <style:style style:name="P117" style:parent-style-name="Standard" style:list-style-name="LFO6" style:family="paragraph">
      <style:paragraph-properties fo:line-height="150%"/>
      <style:text-properties style:font-name="Liberation Sans"/>
    </style:style>
    <style:style style:name="P118" style:parent-style-name="Standard" style:family="paragraph">
      <style:paragraph-properties fo:line-height="150%"/>
      <style:text-properties style:font-name="Liberation Sans"/>
    </style:style>
    <style:style style:name="P119" style:parent-style-name="Standard" style:family="paragraph">
      <style:paragraph-properties fo:line-height="150%"/>
      <style:text-properties style:font-name="Liberation Sans"/>
    </style:style>
    <style:style style:name="P120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121" style:parent-style-name="Standard" style:family="paragraph">
      <style:paragraph-properties fo:line-height="150%"/>
      <style:text-properties style:font-name="Liberation Sans"/>
    </style:style>
    <style:style style:name="P122" style:parent-style-name="Standard" style:family="paragraph">
      <style:paragraph-properties fo:line-height="150%"/>
      <style:text-properties style:font-name="Liberation Sans"/>
    </style:style>
    <style:style style:name="P123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24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25" style:parent-style-name="Standard" style:family="paragraph">
      <style:paragraph-properties fo:line-height="150%"/>
      <style:text-properties style:font-name="Liberation Sans"/>
    </style:style>
    <style:style style:name="P126" style:parent-style-name="Standard" style:list-style-name="LFO7" style:family="paragraph">
      <style:paragraph-properties fo:line-height="150%"/>
      <style:text-properties style:font-name="Liberation Sans"/>
    </style:style>
    <style:style style:name="P127" style:parent-style-name="Standard" style:list-style-name="LFO7" style:family="paragraph">
      <style:paragraph-properties fo:line-height="150%"/>
    </style:style>
    <style:style style:name="T128" style:parent-style-name="Absatz-Standardschriftart" style:family="text">
      <style:text-properties style:font-name="Liberation Sans"/>
    </style:style>
    <style:style style:name="T129" style:parent-style-name="Absatz-Standardschriftart" style:family="text">
      <style:text-properties style:font-name="Liberation Sans"/>
    </style:style>
    <style:style style:name="T130" style:parent-style-name="Absatz-Standardschriftart" style:family="text">
      <style:text-properties fo:font-size="10.5pt" style:font-size-asian="10.5pt"/>
    </style:style>
    <style:style style:name="T131" style:parent-style-name="Absatz-Standardschriftart" style:family="text">
      <style:text-properties style:font-name="Liberation Sans"/>
    </style:style>
    <style:style style:name="P132" style:parent-style-name="Standard" style:list-style-name="LFO7" style:family="paragraph">
      <style:paragraph-properties fo:line-height="150%"/>
    </style:style>
    <style:style style:name="T133" style:parent-style-name="Absatz-Standardschriftart" style:family="text">
      <style:text-properties style:font-name="Liberation Sans"/>
    </style:style>
    <style:style style:name="P134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135" style:parent-style-name="Standard" style:family="paragraph">
      <style:paragraph-properties fo:line-height="150%"/>
      <style:text-properties style:font-name="Liberation Sans" fo:font-weight="bold" style:font-weight-asian="bold" style:font-weight-complex="bold" fo:color="#4E9A06" fo:font-size="15pt" style:font-size-asian="15pt" style:font-size-complex="15pt" style:text-underline-type="single" style:text-underline-style="solid" style:text-underline-width="auto" style:text-underline-mode="continuous"/>
    </style:style>
    <style:style style:name="P136" style:parent-style-name="Standard" style:family="paragraph">
      <style:paragraph-properties fo:line-height="150%"/>
      <style:text-properties style:font-name="Liberation Sans"/>
    </style:style>
    <style:style style:name="P137" style:parent-style-name="Standard" style:family="paragraph">
      <style:paragraph-properties fo:line-height="150%"/>
    </style:style>
    <style:style style:name="T138" style:parent-style-name="Absatz-Standardschriftart" style:family="text">
      <style:text-properties style:font-name="Liberation Sans"/>
    </style:style>
    <style:style style:name="T139" style:parent-style-name="Absatz-Standardschriftart" style:family="text">
      <style:text-properties style:font-name="Liberation Sans"/>
    </style:style>
    <style:style style:name="T140" style:parent-style-name="Absatz-Standardschriftart" style:family="text">
      <style:text-properties fo:font-size="10.5pt" style:font-size-asian="10.5pt"/>
    </style:style>
    <style:style style:name="T141" style:parent-style-name="Absatz-Standardschriftart" style:family="text">
      <style:text-properties style:font-name="Liberation Sans"/>
    </style:style>
    <style:style style:name="T142" style:parent-style-name="Absatz-Standardschriftart" style:family="text">
      <style:text-properties style:font-name="Liberation Sans"/>
    </style:style>
    <style:style style:name="P143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144" style:parent-style-name="Standard" style:family="paragraph">
      <style:paragraph-properties fo:line-height="150%"/>
      <style:text-properties style:font-name="Liberation Sans" fo:font-weight="bold" style:font-weight-asian="bold" style:font-weight-complex="bold" fo:font-size="14pt" style:font-size-asian="14pt" style:font-size-complex="14pt"/>
    </style:style>
    <style:style style:name="P145" style:parent-style-name="Standard" style:family="paragraph">
      <style:paragraph-properties fo:line-height="150%"/>
      <style:text-properties style:font-name="Liberation Sans"/>
    </style:style>
    <style:style style:name="P146" style:parent-style-name="Standard" style:list-style-name="LFO8" style:family="paragraph">
      <style:paragraph-properties fo:line-height="150%"/>
    </style:style>
    <style:style style:name="T147" style:parent-style-name="Absatz-Standardschriftart" style:family="text">
      <style:text-properties style:font-name="Liberation Sans"/>
    </style:style>
  </office:automatic-styles>
  <office:body>
    <office:text text:use-soft-page-breaks="true">
      <text:p text:style-name="P1"/>
      <text:p text:style-name="P27"/>
      <text:p text:style-name="P28">User-Stories</text:p>
      <text:p text:style-name="P29"/>
      <text:p text:style-name="P30"/>
      <text:p text:style-name="P31">1. US Login</text:p>
      <text:p text:style-name="P32"/>
      <text:p text:style-name="P33">Der Spieler will sich in das Spiel einloggen, um zu lernen und um sein Wissen zu erweitern. Die Eingabe besteht aus dem Nutzernamen und dem Passwort des Nutzers.</text:p>
      <text:p text:style-name="P34"/>
      <text:p text:style-name="P35">Akzeptanzkriterien</text:p>
      <text:p text:style-name="P36"/>
      <text:list text:style-name="LFO1" text:continue-numbering="true">
        <text:list-item>
          <text:p text:style-name="P37"><text:span text:style-name="T38">Das System überprüft, ob der eingegebene Nutzername bereits registriert ist.</text:span></text:p>
          <text:list text:continue-numbering="true">
            <text:list-item>
              <text:p text:style-name="P39"><text:span text:style-name="T40"><office:annotation office:name="0"><dc:creator>Noah Lehmann</dc:creator><dc:date>2018-05-20T14:50:00</dc:date><text:p text:style-name="Standard"><text:span text:style-name="T41">Was bekommt der Nutzer zu sehen?</text:span></text:p></office:annotation>Falls der eingegebene Nutzername nicht registriert und somit nicht existent ist, wird eine entsprechende Meldung im Log ausgegeben und die weitere Verarbeitung der Daten wird abgebrochen.<text:s/></text:span><office:annotation-end office:name="0"/></text:p>
            </text:list-item>
            <text:list-item>
              <text:p text:style-name="P42"><text:span text:style-name="T43">Falls der Nutzername existiert, wird mit der Verarbeitung fortgefahren.</text:span></text:p>
            </text:list-item>
          </text:list>
        </text:list-item>
        <text:list-item>
          <text:p text:style-name="P44">Das System überprüft, ob das eingegebene Passwort mit dem Nutzernamen übereinstimmt.</text:p>
          <text:list text:continue-numbering="true">
            <text:list-item>
              <text:p text:style-name="P45"><text:span text:style-name="T46"><office:annotation office:name="1"><dc:creator>Noah Lehmann</dc:creator><dc:date>2018-05-20T14:51:00</dc:date><text:p text:style-name="Standard"><text:span text:style-name="T47">Anzeige einer Fehlermeldung ?</text:span></text:p></office:annotation>Falls das Passwort nicht mit dem Nutzernamen übereinstimmt, gibt das System hierfür eine Meldung im Log aus und bricht die Bearbeitung ab.</text:span><text:span text:style-name="T48"><office:annotation-end office:name="1"/></text:span></text:p>
            </text:list-item>
            <text:list-item>
              <text:p text:style-name="P49">Sind beide Eingaben existent bzw. richtig und der Login somit erfolgreich, kann der Nutzer nun fortfahren.</text:p>
            </text:list-item>
          </text:list>
        </text:list-item>
        <text:list-item>
          <text:p text:style-name="P50">Das System bereitet das Spiel auf den individuellen Stand des nun eingeloggten Users vor.</text:p>
        </text:list-item>
      </text:list>
      <text:p text:style-name="P51"/>
      <text:p text:style-name="P52"/>
      <text:p text:style-name="P53"/>
      <text:p text:style-name="P54">2. US Aufgabe beantworten (Multiple Choice)</text:p>
      <text:p text:style-name="P55"/>
      <text:p text:style-name="P56">Der Spieler wählt eine oder mehrere Antworten aus, um Wissenspunkte zu sammeln.</text:p>
      <text:p text:style-name="P57"/>
      <text:p text:style-name="P58"><text:span text:style-name="T59"><office:annotation office:name="2"><dc:creator>Noah Lehmann</dc:creator><dc:date>2018-05-20T14:46:00</dc:date><text:p text:style-name="Standard"><text:span text:style-name="T60">Was passiert nach beantwortung? Bekommt Nutzer feedback?</text:span></text:p><text:p text:style-name="Standard"/></office:annotation>Akzeptanzkriterien</text:span><text:span text:style-name="T61"><office:annotation-end office:name="2"/></text:span></text:p>
      <text:p text:style-name="P62"/>
      <text:list text:style-name="LFO2" text:continue-numbering="true">
        <text:list-item>
          <text:p text:style-name="P63"><text:span text:style-name="T64">Das System prüft, wie viele richtige Antwortmöglichkeiten bei der beantworteten Frage benötigt sind<text:s/></text:span><text:span text:style-name="T65"><office:annotation office:name="3"><dc:creator>Noah Lehmann</dc:creator><dc:date>2018-05-20T14:47:00</dc:date><text:p text:style-name="Standard"><text:span text:style-name="T66">Nicht nur Anzahl, sondern genau welche richtig sind</text:span></text:p></office:annotation>und merkt sich die Anzahl</text:span><text:span text:style-name="T67"><office:annotation-end office:name="3"/></text:span><text:span text:style-name="T68">.</text:span></text:p>
        </text:list-item>
        <text:list-item>
          <text:p text:style-name="P69">Das System vergleicht die vom Nutzer angekreuzten Antworten mit den tatsächlich richtigen Antwortmöglichkeiten und merkt sich die vom Nutzer in der Aufgabe erreichte Punktzahl.</text:p>
        </text:list-item>
        <text:list-item>
          <text:p text:style-name="P70">Das System addiert die sich gemerkte Punktzahl auf die bereits bisher erreichten Wissenspunkte des Spielers und speichert diese.</text:p>
        </text:list-item>
      </text:list>
      <text:p text:style-name="P71"/>
      <text:p text:style-name="P72"/>
      <text:p text:style-name="P73">3. US Aufgabe beantworten (Frage-Antwort-Aufgabe)</text:p>
      <text:p text:style-name="P74"/>
      <text:p text:style-name="P75">Der Spieler antwortet auf eine Frage-Antwort-Aufgabe mit einem Text, um Wissenspunkte zu sammeln.</text:p>
      <text:p text:style-name="P76"/>
      <text:p text:style-name="P77">Akzeptanzkriterien</text:p>
      <text:p text:style-name="P78"/>
      <text:list text:style-name="LFO3" text:continue-numbering="true">
        <text:list-item>
          <text:p text:style-name="P79">Der eingegebene Text wird vom System eingelesen.</text:p>
        </text:list-item>
        <text:list-item>
          <text:p text:style-name="P80"><text:span text:style-name="T81">Das System wertet die vom User eingegebene Antwort aus und merkt sich die erworbene Punktanzahl, je nachdem wie<text:s/></text:span><text:span text:style-name="T82"><office:annotation office:name="4"><dc:creator>Noah Lehmann</dc:creator><dc:date>2018-05-20T14:51:00</dc:date><text:p text:style-name="Standard"><text:span text:style-name="T83">Eher „wie fehlerlastig“, korrekt ist absolut</text:span></text:p></office:annotation>korrekt</text:span><office:annotation-end office:name="4"/><text:span text:style-name="T84"><text:s/>die Antwort ist.</text:span></text:p>
        </text:list-item>
        <text:list-item>
          <text:p text:style-name="P85"><text:span text:style-name="T86">Das System addiert die sich gemerkte Punktzahl auf die bereits bisher erreichten Wissenspunkte des Spielers und<text:s/></text:span><text:span text:style-name="T87"><office:annotation office:name="5"><dc:creator>Noah Lehmann</dc:creator><dc:date>2018-05-20T14:52:00</dc:date><text:p text:style-name="Standard"><text:span text:style-name="T88">Feedback an User fehlt</text:span></text:p></office:annotation>speichert diese</text:span><text:span text:style-name="T89"><office:annotation-end office:name="5"/></text:span><text:span text:style-name="T90">.</text:span></text:p>
        </text:list-item>
      </text:list>
      <text:p text:style-name="P91"/>
      <text:p text:style-name="P92"/>
      <text:p text:style-name="P93">4. US Anwender bekommt Tipp</text:p>
      <text:p text:style-name="P94"/>
      <text:p text:style-name="P95">Der Spieler kommt bei einer Aufgabe nicht weiter und betätigt deswegen den Hilfe-Button.</text:p>
      <text:p text:style-name="P96"/>
      <text:p text:style-name="P97">Akzeptanzkriterien</text:p>
      <text:p text:style-name="P98"/>
      <text:list text:style-name="LFO4" text:continue-numbering="true">
        <text:list-item>
          <text:p text:style-name="P99">Das System subtrahiert von der Gesamtpunktzahl der<text:s/>Kollaborationspunkte des Spielers eine bestimmte Anzahl von Punkten zur Bezahlung des Tipps.</text:p>
        </text:list-item>
        <text:list-item>
          <text:p text:style-name="P100">Das System sucht mit der KI eine Hilfestellung passend zur Frage und zeigt diese dem Spieler an.</text:p>
        </text:list-item>
      </text:list>
      <text:p text:style-name="P101"/>
      <text:p text:style-name="P102"/>
      <text:p text:style-name="P103">5. US Anwender erhält Hilfe (Kollaboration)</text:p>
      <text:p text:style-name="P104"/>
      <text:p text:style-name="P105">Der Anwender fordert Hilfe über die Kollaborationsfunktion ein, um sein momentanes Problem zu lösen.</text:p>
      <text:p text:style-name="P106"/>
      <text:p text:style-name="P107">Akzeptanzkriterien</text:p>
      <text:p text:style-name="P108"/>
      <text:list text:style-name="LFO5" text:continue-numbering="true">
        <text:list-item>
          <text:p text:style-name="P109"><text:span text:style-name="T110">Der Anwender stellt seine Frage im<text:s/></text:span><text:span text:style-name="T111"><office:annotation office:name="6"><dc:creator>Noah Lehmann</dc:creator><dc:date>2018-05-20T14:54:00</dc:date><text:p text:style-name="Standard"><text:span text:style-name="T112">Wir haben uns nie auf einen Chat geeinigt, es sollte mehr wie ein Stream in SeeYou sein, eine Art Forum (s. Wireframes)</text:span></text:p></office:annotation>Chat</text:span><text:span text:style-name="T113"><office:annotation-end office:name="6"/></text:span><text:span text:style-name="T114">.</text:span></text:p>
        </text:list-item>
        <text:list-item>
          <text:p text:style-name="P115">Das System stellt ihm Hilfe bereit.</text:p>
        </text:list-item>
      </text:list>
      <text:list text:style-name="LFO6" text:continue-numbering="true">
        <text:list-item>
          <text:p text:style-name="P116">Falls ein anderer Mitspieler innerhalb von 50 Sekunden antwortet, können diese Antworten vom Anwender bewertet werden.</text:p>
        </text:list-item>
        <text:list-item>
          <text:p text:style-name="P117">Falls kein Spieler antwortet, greift die KI ein und wählt eine passende Antwort zu der Frage aus.</text:p>
        </text:list-item>
      </text:list>
      <text:p text:style-name="P118"/>
      <text:p text:style-name="P119"/>
      <text:p text:style-name="P120">5. US Anwender hilft Mitspieler (Kollaboration)</text:p>
      <text:p text:style-name="P121"/>
      <text:p text:style-name="P122">Der Anwender hilft einem Mitspieler eine Aufgabe zu beantworten, um Kollaborationspunkte zu sammeln.</text:p>
      <text:p text:style-name="P123"/>
      <text:p text:style-name="P124">Akzeptanzkriterien</text:p>
      <text:p text:style-name="P125"/>
      <text:list text:style-name="LFO7" text:continue-numbering="true">
        <text:list-item>
          <text:p text:style-name="P126">Der Anwender gibt seine Antwort auf die Frage ein und schickt diese ab.</text:p>
        </text:list-item>
        <text:list-item>
          <text:p text:style-name="P127"><text:span text:style-name="T128">Das System stellt dem Fragesteller<text:s/></text:span><text:span text:style-name="T129"><office:annotation office:name="7"><dc:creator>Noah Lehmann</dc:creator><dc:date>2018-05-20T14:56:00</dc:date><text:p text:style-name="Standard"><text:span text:style-name="T130">Sicher alle?</text:span></text:p></office:annotation>alle</text:span><office:annotation-end office:name="7"/><text:span text:style-name="T131"><text:s/>eingegeben Antworten bereit.</text:span></text:p>
        </text:list-item>
        <text:list-item>
          <text:p text:style-name="P132"><text:span text:style-name="T133">Das System verteilt Kollaborationspunkte an die am besten bewerteten Plätze und addiert diese somit auf die Kollaborationskonten der Beantworter.</text:span></text:p>
        </text:list-item>
      </text:list>
      <text:p text:style-name="P134"/>
      <text:p text:style-name="P135">6. US Logout</text:p>
      <text:p text:style-name="P136"/>
      <text:p text:style-name="P137"><text:span text:style-name="T138">Der Spieler möchte sich aus dem Spiel ausloggen, nachdem er sein<text:s/></text:span><text:span text:style-name="T139"><office:annotation office:name="8"><dc:creator>Noah Lehmann</dc:creator><dc:date>2018-05-20T14:57:00</dc:date><text:p text:style-name="Standard"><text:span text:style-name="T140">Unklar formuliert, eher Tagesziel o.Ä</text:span></text:p></office:annotation>Lernziel</text:span><text:span text:style-name="T141"><office:annotation-end office:name="8"/></text:span><text:span text:style-name="T142"><text:s/>erreicht hat.</text:span></text:p>
      <text:p text:style-name="P143"/>
      <text:p text:style-name="P144">Akzeptanzkriterien</text:p>
      <text:p text:style-name="P145"/>
      <text:soft-page-break/>
      <text:list text:style-name="LFO8" text:continue-numbering="true">
        <text:list-item>
          <text:p text:style-name="P146"><text:span text:style-name="T147">Das System zeigt dem Spieler eine Logout-Nachricht an und verabschiedet ihn somit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Kopfzeile" style:display-name="Kopf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ußzeile" style:display-name="Fußzeil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2361in"/>
      </style:footer-style>
    </style:page-layout>
    <style:style style:name="TableColumn3" style:family="table-column">
      <style:table-column-properties style:column-width="3.3437in" style:use-optimal-column-width="false"/>
    </style:style>
    <style:style style:name="TableColumn4" style:family="table-column">
      <style:table-column-properties style:column-width="3.3541in" style:use-optimal-column-width="false"/>
    </style:style>
    <style:style style:name="Table2" style:family="table">
      <style:table-properties style:width="6.6979in" fo:margin-left="0.0041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138in solid #000000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Cell8" style:family="table-cell">
      <style:table-cell-properties fo:border="0.0138in solid #000000" fo:background-color="#FFFFFF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end"/>
    </style:style>
    <style:style style:name="T10" style:parent-style-name="Absatz-Standardschriftart" style:family="text">
      <style:text-properties style:font-name="Liberation Sans" fo:color="#000000" fo:font-size="10pt" style:font-size-asian="10pt" style:font-size-complex="10pt"/>
    </style:style>
    <style:style style:name="T11" style:parent-style-name="Absatz-Standardschriftart" style:family="text">
      <style:text-properties style:font-name="Liberation Sans" fo:color="#000000" fo:font-size="10pt" style:font-size-asian="10pt" style:font-size-complex="10p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138in solid #000000" fo:border-bottom="0.0138in solid #000000" fo:border-right="none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Cell15" style:family="table-cell">
      <style:table-cell-properties fo:border-top="none" fo:border-left="0.0138in solid #000000" fo:border-bottom="0.0138in solid #000000" fo:border-right="0.0138in solid #000000" fo:background-color="#FFFFFF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end"/>
      <style:text-properties style:font-name="Liberation Sans" fo:color="#000000" fo:font-size="10pt" style:font-size-asian="10pt" style:font-size-complex="10pt"/>
    </style:style>
    <style:style style:name="TableColumn18" style:family="table-column">
      <style:table-column-properties style:column-width="3.3465in" style:use-optimal-column-width="false"/>
    </style:style>
    <style:style style:name="TableColumn19" style:family="table-column">
      <style:table-column-properties style:column-width="3.3465in" style:use-optimal-column-width="false"/>
    </style:style>
    <style:style style:name="Table17" style:family="table">
      <style:table-properties style:width="6.693in" fo:margin-left="0in" table:align="lef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Liberation Sans" fo:color="#000000" fo:font-size="10pt" style:font-size-asian="10pt" style:font-size-complex="10pt"/>
    </style:style>
    <style:style style:name="TableCell23" style:family="table-cell">
      <style:table-cell-properties fo:border="none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end"/>
    </style:style>
    <style:style style:name="T25" style:parent-style-name="Absatz-Standardschriftart" style:family="text">
      <style:text-properties style:font-name="Liberation Sans" fo:color="#000000" fo:font-size="10pt" style:font-size-asian="10pt" style:font-size-complex="10pt" fo:background-color="#FFFFFF"/>
    </style:style>
    <style:style style:name="P26" style:parent-style-name="Fußzeile" style:family="paragraph">
      <style:paragraph-properties fo:text-align="en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/>
        <text:p text:style-name="Standard"/>
        <text:p text:style-name="Standard"/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Team 3 (Teamleiter Noah Lehmann)</text:p>
            </table:table-cell>
            <table:table-cell table:style-name="TableCell8">
              <text:p text:style-name="P9"><text:span text:style-name="T10"><draw:frame draw:z-index="251659264" draw:style-name="a0" draw:name="Bild1" text:anchor-type="paragraph" svg:x="1.80276in" svg:y="-0.9in" svg:width="1.50276in" svg:height="0.69724in" style:rel-width="scale" style:rel-height="scale"><draw:image xlink:href="media/image1.png" xlink:type="simple" xlink:show="embed" xlink:actuate="onLoad"/><svg:title/><svg:desc/></draw:frame></text:span><text:span text:style-name="T11">Web Development 2</text:span></text:p>
            </table:table-cell>
          </table:table-row>
          <table:table-row table:style-name="TableRow12">
            <table:table-cell table:style-name="TableCell13">
              <text:p text:style-name="P14">User-Stories</text:p>
            </table:table-cell>
            <table:table-cell table:style-name="TableCell15">
              <text:p text:style-name="P16">03.05.2018</text:p>
            </table:table-cell>
          </table:table-row>
        </table:table>
        <text:p text:style-name="Kopfzeile"/>
      </style:header>
      <style:footer>
        <table:table table:style-name="Table17">
          <table:table-columns>
            <table:table-column table:style-name="TableColumn18"/>
            <table:table-column table:style-name="TableColumn19"/>
          </table:table-columns>
          <table:table-row table:style-name="TableRow20">
            <table:table-cell table:style-name="TableCell21">
              <text:p text:style-name="P22">Christa Strauß, Tina Amann</text:p>
            </table:table-cell>
            <table:table-cell table:style-name="TableCell23">
              <text:p text:style-name="P24"><text:span text:style-name="T25"><text:page-number text:fixed="false">2</text:page-number></text:span></text:p>
            </table:table-cell>
          </table:table-row>
        </table:table>
        <text:p text:style-name="P2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zianis Brysiuk</dc:creator>
    <meta:creation-date>2018-03-26T12:11:00Z</meta:creation-date>
    <dc:date>2018-05-24T09:40:00Z</dc:date>
    <meta:template xlink:href="Normal" xlink:type="simple"/>
    <meta:editing-cycles>64</meta:editing-cycles>
    <meta:editing-duration>PT0S</meta:editing-duration>
    <meta:document-statistic meta:page-count="5" meta:paragraph-count="7" meta:word-count="487" meta:character-count="3555" meta:row-count="25" meta:non-whitespace-character-count="3075"/>
  </office:meta>
</office:document-meta>
</file>